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c9900" draw:marker-start-width="0.05cm" draw:marker-end-width="0.05cm" draw:fill-color="#ff9900" draw:textarea-horizontal-align="justify" draw:textarea-vertical-align="middle" draw:auto-grow-height="false" fo:min-height="1.75cm" fo:min-width="0cm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2.4cm" draw:transform="rotate (0.785398163397448) translate (9cm 8.90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goul Samuel</meta:initial-creator>
    <meta:creation-date>2013-08-28T14:23:05</meta:creation-date>
    <dc:date>2015-04-25T15:04:23.512760881</dc:date>
    <meta:editing-duration>PT3M13S</meta:editing-duration>
    <meta:editing-cycles>4</meta:editing-cycles>
    <meta:generator>LibreOffice/4.3.3.2$Linux_X86_64 LibreOffice_project/430m0$Build-2</meta:generator>
    <meta:document-statistic meta:object-count="1"/>
  </office:meta>
</office:document-meta>
</file>